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  <style:text-properties fo:color="#000000" style:text-outline="false" style:text-line-through-styl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138in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solid" style:text-underline-width="auto" style:text-underline-color="#000000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138in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bmission" table:style-name="ta1" table:print="false">
        <table:table-column table:style-name="co1" table:default-cell-style-name="ce1"/>
        <table:table-row table:style-name="ro1">
          <table:table-cell office:value-type="string">
            <text:p>This text is bold</text:p>
          </table:table-cell>
        </table:table-row>
        <table:table-row table:style-name="ro1">
          <table:table-cell table:style-name="ce2" office:value-type="string">
            <text:p>This text is underlined</text:p>
          </table:table-cell>
        </table:table-row>
        <table:table-row table:style-name="ro1">
          <table:table-cell table:style-name="ce3" office:value-type="string" table:number-columns-spanned="1" table:number-rows-spanned="2">
            <text:p>These cells are merged</text:p>
          </table:table-cell>
        </table:table-row>
        <table:table-row table:style-name="ro1">
          <table:covered-table-cell table:style-name="Default"/>
        </table:table-row>
      </table:table>
      <table:table table:name="_grader" table:style-name="ta1" table:print="false"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>
            <text:p>CharWeight</text:p>
          </table:table-cell>
          <table:table-cell table:formula="of:='CharWeight'([$submission.A1])" office:value-type="string" office:string-value="#REF!">
            <text:p>#REF!</text:p>
          </table:table-cell>
        </table:table-row>
        <table:table-row table:style-name="ro1">
          <table:table-cell office:value-type="string">
            <text:p>CharUnderline</text:p>
          </table:table-cell>
          <table:table-cell table:formula="of:='CharUnderline'([$submission.A2])" office:value-type="string" office:string-value="#REF!">
            <text:p>#REF!</text:p>
          </table:table-cell>
        </table:table-row>
        <table:table-row table:style-name="ro1">
          <table:table-cell office:value-type="string">
            <text:p>IsMerged</text:p>
          </table:table-cell>
          <table:table-cell table:formula="of:='IsMerged'([$submission.A3])" office:value-type="string" office:string-value="#REF!">
            <text:p>#REF!</text:p>
          </table:table-cell>
        </table:table-row>
        <table:table-row table:style-name="ro1">
          <table:table-cell table:number-columns-repeated="2"/>
        </table:table-row>
      </table:table>
      <table:table table:name="_score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</table:table>
      <table:table table:name="_feedback" table:style-name="ta1" table:print="false">
        <table:table-column table:style-name="co1" table:default-cell-style-name="Default"/>
        <table:table-column table:style-name="co1" table:number-columns-repeated="2" table:default-cell-style-name="ce5"/>
        <table:table-row table:style-name="ro2">
          <table:table-cell office:value-type="string">
            <text:p>Value</text:p>
          </table:table-cell>
          <table:table-cell table:style-name="ce4" office:value-type="string">
            <text:p>Property</text:p>
          </table:table-cell>
          <table:table-cell table:style-name="Default" office:value-type="string">
            <text:p>Property Value</text:p>
          </table:table-cell>
        </table:table-row>
        <table:table-row table:style-name="ro2">
          <table:table-cell table:formula="of:=[submission.A1]" office:value-type="string" office:string-value="This text is bold">
            <text:p>This text is bold</text:p>
          </table:table-cell>
          <table:table-cell table:formula="of:=[_grader.A1]" office:value-type="string" office:string-value="CharWeight">
            <text:p>CharWeight</text:p>
          </table:table-cell>
          <table:table-cell table:formula="of:=[_grader.B1]" office:value-type="float" office:value="0">
            <text:p>#REF!</text:p>
          </table:table-cell>
        </table:table-row>
        <table:table-row table:style-name="ro2">
          <table:table-cell table:formula="of:=[submission.A2]" office:value-type="string" office:string-value="This text is underlined">
            <text:p>This text is underlined</text:p>
          </table:table-cell>
          <table:table-cell table:formula="of:=[_grader.A2]" office:value-type="string" office:string-value="CharUnderline">
            <text:p>CharUnderline</text:p>
          </table:table-cell>
          <table:table-cell table:formula="of:=[_grader.B2]" office:value-type="float" office:value="0">
            <text:p>#REF!</text:p>
          </table:table-cell>
        </table:table-row>
        <table:table-row table:style-name="ro2">
          <table:table-cell table:formula="of:=[submission.A3]" office:value-type="string" office:string-value="These cells are merged">
            <text:p>These cells are merged</text:p>
          </table:table-cell>
          <table:table-cell table:formula="of:=[_grader.A3]" office:value-type="string" office:string-value="IsMerged">
            <text:p>IsMerged</text:p>
          </table:table-cell>
          <table:table-cell table:formula="of:=[_grader.B3]" office:value-type="float" office:value="0">
            <text:p>#REF!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5/30/2017</text:date>, <text:time>14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ory </meta:initial-creator>
    <meta:creation-date>2017-05-30T10:13:28</meta:creation-date>
    <dc:date>2017-05-30T14:17:44</dc:date>
    <dc:creator>Amory </dc:creator>
    <meta:editing-duration>PT36M34S</meta:editing-duration>
    <meta:editing-cycles>13</meta:editing-cycles>
    <meta:generator>OpenOffice/4.1.3$Unix OpenOffice.org_project/413m1$Build-9783</meta:generator>
    <meta:document-statistic meta:table-count="4" meta:cell-count="22" meta:object-count="0"/>
  </office:meta>
</office:document-meta>
</file>